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 style:writing-mode="lr-tb"/>
      <style:text-properties style:font-name="Times New Roman" fo:font-size="11.1999998092651pt" fo:language="en" fo:country="US" fo:font-style="normal" fo:font-weight="normal" style:font-size-asian="10.5pt" style:language-asian="en" style:country-asian="US" style:font-size-complex="12pt"/>
    </style:style>
    <style:style style:name="P2" style:family="paragraph" style:parent-style-name="Standard">
      <style:paragraph-properties style:text-autospace="none" style:writing-mode="lr-tb"/>
      <style:text-properties fo:font-size="11.1999998092651pt" fo:language="en" fo:country="US" style:font-size-asian="10.5pt" style:language-asian="en" style:country-asian="US" style:font-size-complex="12pt"/>
    </style:style>
    <style:style style:name="P3" style:family="paragraph" style:parent-style-name="Standard">
      <style:paragraph-properties style:text-autospace="none" style:writing-mode="lr-tb"/>
      <style:text-properties fo:font-size="11.1999998092651pt" style:font-size-asian="10.5pt"/>
    </style:style>
    <style:style style:name="P4" style:family="paragraph" style:parent-style-name="Standard">
      <style:paragraph-properties style:text-autospace="none" style:writing-mode="lr-tb"/>
      <style:text-properties fo:font-size="11.1999998092651pt" style:font-size-asian="10.5pt"/>
    </style:style>
    <style:style style:name="P5" style:family="paragraph" style:parent-style-name="Standard">
      <style:paragraph-properties fo:line-height="150%" style:text-autospace="none" style:writing-mode="lr-tb"/>
      <style:text-properties fo:font-size="11.1999998092651pt" style:font-size-asian="10.5pt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bold" style:font-size-asian="12pt" style:language-asian="en" style:country-asian="US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2"/>
      <text:p text:style-name="P6">Treating Post Traumatic Stress Disorder Through Virtual Reality</text:p>
      <text:p text:style-name="P3"/>
      <text:p text:style-name="P3"/>
      <text:p text:style-name="P5"><text:tab/>Post traumatic stress disorder is a psychological condition caused by stressful or violent events in a person's life. <text:s/>It is characterized by constant, irrational anxiety, an increased fear of personal danger, irritability, and an inability to sleep. <text:s/>Treatment of PTSD usually involves <text:s/>a technique called exposure, which involves getting the patient to discuss their experience with a therapist, until the patient can deal with the emotions related to the memory with more context.</text:p>
      <text:p text:style-name="P5"><text:tab/>Recently, virtual reality has been used to treat people with post traumatic stress disorder. <text:s/>One of the first uses of this technology was treating people who were affected by the September 11 terrorist attacks. <text:s/>A particular woman was in the World Trade Center at the time of the attack. <text:s/>Afterwards, she was haunted by feelings of anxiety, fear of additional violence attacks, and an avoidance of tall buildings. <text:s/>Using virtual reality, the exposure technique was used to help the woman relive the experience in a safe setting. <text:s/>A computer simulation was created of downtown Manhattan, and VR goggles were used to create an immersive experience. <text:s/>The patient was able to get used to the imagery of planes flying close to the towers, before they were ready to watch the planes crashing into them. <text:s/>After six sessions, the woman showed great improvement, and the simulation has been used to help other survivors as well.</text:p>
      <text:p text:style-name="P5"><text:tab/>The technology is now being used to treat soldiers returning from Iraq and Afghanistan. <text:s/>A modified game engine from the video game <text:span text:style-name="T1">Call of Duty</text:span><text:span text:style-name="T2"> is used to create the simulation of urban warfare. <text:s/>The soldier puts on the VR goggles and headphones, and reenacts different battle scenarios. <text:s/>This treatment has also proven to be very successful. <text:s/>The researchers are planning on augmenting the simulation with force feedback to simulate riding in vehicles, as well as the smells of the battlefield to make the experience more immersive. <text:s/>These therapists think that soldiers respond well to this therapy because they have been raised with video games. <text:s/>Also, because a simulation is used, the stigma against treatment seems to be lessened.</text:span></text:p>
      <text:p text:style-name="P5"/>
      <text:p text:style-name="P5">References:</text:p>
      <text:p text:style-name="P5"><text:a xlink:type="simple" xlink:href="http://en.wikipedia.org/wiki/Post-traumatic_stress_disorder">http://en.wikipedia.org/wiki/Post-traumatic_stress_disorder</text:a></text:p>
      <text:p text:style-name="P5"><text:a xlink:type="simple" xlink:href="http://www.hitl.washington.edu/projects/ptsd/">http://www.hitl.washington.edu/projects/ptsd/</text:a></text:p>
      <text:p text:style-name="P5"><text:a xlink:type="simple" xlink:href="http://www.npr.org/templates/story/story.php?storyId=4806921">http://www.npr.org/templates/story/story.php?storyId=4806921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meta:creation-date>2009-02-24T21:10:59</meta:creation-date>
    <dc:date>2009-04-01T08:04:06</dc:date>
    <dc:language>en-US</dc:language>
    <meta:editing-cycles>45</meta:editing-cycles>
    <meta:editing-duration>PT129H46M59S</meta:editing-duration>
    <meta:document-statistic meta:table-count="0" meta:image-count="0" meta:object-count="0" meta:page-count="1" meta:paragraph-count="12" meta:word-count="364" meta:character-count="2436"/>
    <meta:user-defined meta:name="Info 1"/>
    <meta:user-defined meta:name="Info 2"/>
    <meta:user-defined meta:name="Info 3"/>
    <meta:user-defined meta:name="Info 4"/>
  </office:meta>
</office:document-meta>
</file>